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9d37" officeooo:paragraph-rsid="00129d37"/>
    </style:style>
    <style:style style:name="P2" style:family="paragraph" style:parent-style-name="Preformatted_20_Text">
      <style:text-properties officeooo:rsid="00147aeb" officeooo:paragraph-rsid="00147a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\section{truc de Jo}</text:p>
      <text:p text:style-name="P2"/>
      <text:p text:style-name="P2">quelques définitions :</text:p>
      <text:p text:style-name="P2"/>
      <text:p text:style-name="P2">Sysml = Systeme Modeling Language.</text:p>
      <text:p text:style-name="P2">Composer de diagramme pour élaborer des systèmes pluri-techniques que ce soit en phase de conception ou en phase d'analyse.</text:p>
      <text:p text:style-name="P2"/>
      <text:p text:style-name="P2">UPPAAL est un outils de modélisation, validation et vérification en temps réel de systèmes modélisé en automate avec des données supplémentaires</text:p>
      <text:p text:style-name="P2"/>
      <text:p text:style-name="P2"/>
      <text:p text:style-name="P2">Diagrammes :</text:p>
      <text:p text:style-name="P2">\begin{itemize}</text:p>
      <text:p text:style-name="P2"><text:s text:c="4"/>\item des exigences</text:p>
      <text:p text:style-name="P2"><text:s text:c="4"/>\item des cas d'utilisation</text:p>
      <text:p text:style-name="P2"><text:s text:c="4"/>\item de séquence</text:p>
      <text:p text:style-name="P2"><text:s text:c="4"/>\item d'état</text:p>
      <text:p text:style-name="P2"><text:s text:c="4"/>\item de définition de blocs</text:p>
      <text:p text:style-name="P2"><text:s text:c="4"/>\item de blocs internes</text:p>
      <text:p text:style-name="P2">\end{itemize}</text:p>
      <text:p text:style-name="P2"/>
      <text:p text:style-name="P2">Les diagrammes de blocs(SysMl)</text:p>
      <text:p text:style-name="P2">Aspect structurels: Diagrammes statiques (comment le système doit il se comporter ?)</text:p>
      <text:p text:style-name="P2"/>
      <text:p text:style-name="P2"/>
      <text:p text:style-name="P2">Le diagramme de bloc permet de représenter la structure du système, ainsi qu'une partie des fonctions du système.</text:p>
      <text:p text:style-name="P2">Cependant des blocs externes au système peuvent être représentés, si ceux ci interagissent avec le système.</text:p>
      <text:p text:style-name="P2"/>
      <text:p text:style-name="P2"/>
      <text:p text:style-name="P2">dépendance :</text:p>
      <text:p text:style-name="P2">(A dépend B)</text:p>
      <text:p text:style-name="P2"/>
      <text:p text:style-name="P2">composition :</text:p>
      <text:p text:style-name="P2">(A entre dans la composition de B et lui est indispensable)</text:p>
      <text:p text:style-name="P2"/>
      <text:p text:style-name="P2">l'agrégation : <text:s/></text:p>
      <text:p text:style-name="P2">(A entre dans la composition de B sans être indispensable à son fonctionnement)</text:p>
      <text:p text:style-name="P2"/>
      <text:p text:style-name="P2">La généralisation : </text:p>
      <text:p text:style-name="P2">(A est une sorte de B)</text:p>
      <text:p text:style-name="P2"/>
      <text:p text:style-name="P2">Conteneur :relation d'inclusion entre 2 items <text:s/></text:p>
      <text:p text:style-name="P2">(B contient A)</text:p>
      <text:p text:style-name="P2"/>
      <text:p text:style-name="P2"/>
      <text:p text:style-name="P2">Structure d'un bloc :</text:p>
      <text:p text:style-name="P2"/>
      <text:p text:style-name="P2">Top : nom du bloc et type <text:s/>&lt;&lt;bloc&gt;&gt; &lt;&lt;sytem&gt;&gt;</text:p>
      <text:p text:style-name="P2">les attributs </text:p>
      <text:p text:style-name="P2">les fonction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4"/>\begin{longtable}{|lP{.30\textwidth}P{.30\textwidth}p{.30\textwidth}|}</text:p>
      <text:p text:style-name="P2"><text:soft-page-break/><text:s text:c="8"/>\hline</text:p>
      <text:p text:style-name="P2"><text:s text:c="8"/>\textbf{ Sémantique} &amp; \textbf{\uppaal} &amp; \textbf{SysML} &amp; \textbf{Remarques} \\</text:p>
      <text:p text:style-name="P2"><text:s text:c="8"/>\hline</text:p>
      <text:p text:style-name="P2"><text:s text:c="8"/>Bloc de Base &amp; image de noeud &amp; \ image de bloc sysml &amp; <text:s/>Les blocs de \sysml \\</text:p>
      <text:p text:style-name="P2"><text:s text:c="8"/>\hline</text:p>
      <text:p text:style-name="P2"><text:s text:c="8"/>Association &amp; image de l'assos uppaal &amp; association sysml &amp; <text:s/>\\</text:p>
      <text:p text:style-name="P2"><text:s text:c="8"/>\hline</text:p>
      <text:p text:style-name="P2"><text:s text:c="8"/>Dépendance &amp; <text:s/>&amp; <text:s/>&amp; <text:s/>\\</text:p>
      <text:p text:style-name="P2"><text:s text:c="8"/>\hline</text:p>
      <text:p text:style-name="P2"><text:s text:c="8"/>Agrégation &amp; <text:s/>&amp; <text:s/>&amp; <text:s/>\\</text:p>
      <text:p text:style-name="P2"><text:s text:c="8"/>\hline</text:p>
      <text:p text:style-name="P2"><text:s text:c="8"/>C &amp; &amp; &amp; \\</text:p>
      <text:p text:style-name="P2"><text:s text:c="8"/>\hline</text:p>
      <text:p text:style-name="P2"><text:s text:c="8"/>Inclusion &amp; &amp; &amp; \\</text:p>
      <text:p text:style-name="P2"><text:s text:c="8"/>\hline</text:p>
      <text:p text:style-name="P2"><text:s text:c="12"/>\caption{Correspondance Sysml Uppaal Diagramme de blocs}</text:p>
      <text:p text:style-name="P2"><text:s text:c="4"/>\label{tab:semTab}</text:p>
      <text:p text:style-name="P2"><text:s text:c="4"/>\end{longtable}</text:p>
      <text:p text:style-name="P2"/>
      <text:p text:style-name="P2"/>
      <text:p text:style-name="P2"/>
      <text:p text:style-name="P2"/>
      <text:p text:style-name="P2"><text:s text:c="4"/></text:p>
      <text:p text:style-name="P2"><text:s text:c="4"/>\begin{longtable}{|P{.15\textwidth}P{.30\textwidth}P{.30\textwidth}p{.25\textwidth}|}</text:p>
      <text:p text:style-name="P2"><text:s text:c="8"/>\hline</text:p>
      <text:p text:style-name="P2"><text:s text:c="8"/>\textbf{Sémantique} &amp; \textbf{\uppaal} &amp; \textbf{SysML} &amp; \textbf{Remarques} \\</text:p>
      <text:p text:style-name="P2"><text:s text:c="8"/>\hline</text:p>
      <text:p text:style-name="P2"><text:s text:c="8"/>Action &amp; &amp; &amp; \\</text:p>
      <text:p text:style-name="P2"><text:s text:c="8"/>\hline</text:p>
      <text:p text:style-name="P2"><text:s text:c="8"/>Appel d'autre Activity &amp; &amp; &amp; \\</text:p>
      <text:p text:style-name="P2"><text:s text:c="8"/>\hline</text:p>
      <text:p text:style-name="P2"><text:s text:c="8"/>\caption{Correspondance Sysml Uppaal Diagramme de blocs}</text:p>
      <text:p text:style-name="P2"><text:s text:c="4"/>\end{longtable}</text:p>
      <text:p text:style-name="P2"/>
      <text:p text:style-name="P2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16:18:13.186186822</dc:date>
    <meta:editing-duration>PT52M9S</meta:editing-duration>
    <meta:editing-cycles>1</meta:editing-cycles>
    <meta:document-statistic meta:table-count="0" meta:image-count="0" meta:object-count="0" meta:page-count="2" meta:paragraph-count="63" meta:word-count="302" meta:character-count="2281" meta:non-whitespace-character-count="1780"/>
    <meta:generator>LibreOffice/5.0.3.2$Linux_X86_64 LibreOffice_project/00m0$Build-2</meta:generator>
  </office:meta>
</office:document-meta>
</file>